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83cm" fo:min-width="5.85cm"/>
    </style:style>
    <style:style style:name="gr2" style:family="graphic" style:parent-style-name="standard">
      <style:graphic-properties svg:stroke-color="#89c765" draw:fill="solid" draw:fill-color="#add58a" draw:textarea-horizontal-align="justify" draw:textarea-vertical-align="middle" draw:auto-grow-height="false" fo:min-height="0.131cm" fo:min-width="4.961cm"/>
    </style:style>
    <style:style style:name="gr3" style:family="graphic" style:parent-style-name="standard">
      <style:graphic-properties draw:fill="solid" draw:fill-color="#fff450" draw:textarea-horizontal-align="justify" draw:textarea-vertical-align="middle" draw:auto-grow-height="false" fo:min-height="1.02cm" fo:min-width="5.85cm"/>
    </style:style>
    <style:style style:name="gr4" style:family="graphic" style:parent-style-name="standard">
      <style:graphic-properties draw:textarea-horizontal-align="justify" draw:textarea-vertical-align="middle" draw:auto-grow-height="false" fo:min-height="8.64cm" fo:min-width="4.58cm"/>
    </style:style>
    <style:style style:name="gr5" style:family="graphic" style:parent-style-name="standard">
      <style:graphic-properties svg:stroke-color="#ef413d" draw:fill="solid" draw:fill-color="#ed1c24" draw:textarea-horizontal-align="justify" draw:textarea-vertical-align="middle" draw:auto-grow-height="false" fo:min-height="1.02cm" fo:min-width="8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/>
    </style:style>
    <style:style style:name="P3" style:family="paragraph">
      <loext:graphic-properties draw:fill="solid" draw:fill-color="#add58a"/>
      <style:paragraph-properties fo:text-align="center"/>
      <style:text-properties fo:font-size="12pt" fo:font-weight="normal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45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d1c24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5.08cm" svg:x="0.854cm" svg:y="4.429cm">
            <text:p text:style-name="P1">Source Plugi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6.969cm">
            <text:p text:style-name="P2"><text:span text:style-name="T1">UR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6.461cm">
            <text:p text:style-name="P2"><text:span text:style-name="T1">RS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5.953cm">
            <text:p text:style-name="P2"><text:span text:style-name="T1">WebDA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5.445cm">
            <text:p text:style-name="P2"><text:span text:style-name="T1">Local/File Syste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7.469cm">
            <text:p text:style-name="P2"><text:span text:style-name="T1">Pock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7.969cm">
            <text:p text:style-name="P2"><text:span text:style-name="T1">FireFox BM/Hist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8.469cm">
            <text:p text:style-name="P2"><text:span text:style-name="T1">IMA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8.969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35cm" svg:height="5.08cm" svg:x="7.358cm" svg:y="4.429cm">
            <text:p text:style-name="P1">Media Plugins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6.334cm">
            <text:p text:style-name="P2"><text:span text:style-name="T1">Markdow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39cm" svg:y="5.826cm">
            <text:p text:style-name="P2"><text:span text:style-name="T1">PD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39cm" svg:y="5.318cm">
            <text:p text:style-name="P2"><text:span text:style-name="T1">Raw T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6.834cm">
            <text:p text:style-name="P2"><text:span text:style-name="T1">HTM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7.334cm">
            <text:p text:style-name="P2"><text:span text:style-name="T1">DOC/DOC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7.834cm">
            <text:p text:style-name="P2"><text:span text:style-name="T1">ePu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8.334cm">
            <text:p text:style-name="P2"><text:span text:style-name="T1">MOB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8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35cm" svg:height="5.08cm" svg:x="13.858cm" svg:y="4.429cm">
            <text:p text:style-name="P1">Source Security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6.334cm">
            <text:p text:style-name="P2"><text:span text:style-name="T1">API Key Sto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39cm" svg:y="5.826cm">
            <text:p text:style-name="P2"><text:span text:style-name="T1">ID/Password Sto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39cm" svg:y="5.318cm">
            <text:p text:style-name="P2"><text:span text:style-name="T1">OATH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6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7.3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7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8.3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8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draw:layer="layout" svg:width="6.35cm" svg:height="1.27cm" svg:x="7.354cm" svg:y="11.052cm">
          <text:p text:style-name="P4"><text:span text:style-name="T2">NLP Analysis </text:span><text:span text:style-name="T2">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1.27cm" svg:x="7.354cm" svg:y="13.828cm">
          <text:p text:style-name="P4"><text:span text:style-name="T2">Value Score 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1.27cm" svg:x="7.354cm" svg:y="9.628cm">
          <text:p text:style-name="P4"><text:span text:style-name="T2">De-Duplication </text:span><text:span text:style-name="T2">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1.27cm" svg:x="7.354cm" svg:y="12.428cm">
          <text:p text:style-name="P4"><text:span text:style-name="T2">:</text:span><text:span text:style-name="T2"><text:line-break/></text:span><text:span text:style-name="T2">: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8.89cm" svg:x="0.873cm" svg:y="9.636cm">
          <text:p text:style-name="P1">Data Stor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9cm" svg:height="1.27cm" draw:transform="rotate (1.5707963267949) translate (5.945cm 18.526cm)">
          <text:p text:style-name="P4"><text:span text:style-name="T2">Data Privacy </text:span><text:span text:style-name="T2">Protection Layer</text:span></text:p>
          <text:p text:style-name="P4"><text:span text:style-name="T2">(Allow/Block/Anony</text:span><text:span text:style-name="T2">miz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4:23:06.007289028</meta:creation-date>
    <dc:date>2017-09-30T16:53:36.911785164</dc:date>
    <meta:editing-duration>PT58M8S</meta:editing-duration>
    <meta:editing-cycles>2</meta:editing-cycles>
    <meta:generator>LibreOffice/5.4.1.2$Linux_X86_64 LibreOffice_project/40m0$Build-2</meta:generator>
    <meta:document-statistic meta:object-count="36"/>
  </office:meta>
</office:document-meta>
</file>